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loext:contextual-spacing="false" fo:line-height="115%"/>
      <style:text-properties officeooo:rsid="001b5e45" officeooo:paragraph-rsid="001b5e45"/>
    </style:style>
    <style:style style:name="P2" style:family="paragraph" style:parent-style-name="Standard">
      <style:paragraph-properties fo:margin-top="0cm" fo:margin-bottom="0cm" loext:contextual-spacing="false" fo:line-height="115%"/>
      <style:text-properties fo:color="#ffffff" officeooo:rsid="001c402c" officeooo:paragraph-rsid="001c402c" fo:background-color="#000000"/>
    </style:style>
    <style:style style:name="P3" style:family="paragraph" style:parent-style-name="Bibliography_20_1">
      <style:text-properties officeooo:paragraph-rsid="001f47f4"/>
    </style:style>
    <style:style style:name="P4" style:family="paragraph" style:parent-style-name="Standard">
      <style:text-properties fo:font-variant="normal" fo:text-transform="none" fo:color="#ffffff" style:text-position="0% 100%" fo:font-style="normal" style:text-underline-style="none" fo:font-weight="normal" fo:background-color="#000000"/>
    </style:style>
    <style:style style:name="P5" style:family="paragraph" style:parent-style-name="Standard">
      <style:text-properties fo:font-variant="normal" fo:text-transform="none" style:use-window-font-color="true" style:text-position="0% 100%" fo:font-style="normal" style:text-underline-style="none" fo:font-weight="normal" fo:background-color="transparent"/>
    </style:style>
    <style:style style:name="P6" style:family="paragraph" style:parent-style-name="Standard" style:list-style-name="L1">
      <style:paragraph-properties fo:margin-top="0cm" fo:margin-bottom="0cm" loext:contextual-spacing="false" fo:line-height="115%"/>
      <style:text-properties officeooo:rsid="001b5e45" officeooo:paragraph-rsid="001b5e45"/>
    </style:style>
    <style:style style:name="P7" style:family="paragraph" style:parent-style-name="Standard" style:list-style-name="L1">
      <style:paragraph-properties fo:margin-top="0cm" fo:margin-bottom="0cm" loext:contextual-spacing="false" fo:line-height="115%"/>
      <style:text-properties officeooo:rsid="001c402c" officeooo:paragraph-rsid="001c402c"/>
    </style:style>
    <style:style style:name="P8" style:family="paragraph" style:parent-style-name="Standard" style:list-style-name="L1">
      <style:paragraph-properties fo:margin-top="0cm" fo:margin-bottom="0cm" loext:contextual-spacing="false" fo:line-height="115%"/>
      <style:text-properties officeooo:rsid="0021b75f" officeooo:paragraph-rsid="0021b75f"/>
    </style:style>
    <style:style style:name="T1" style:family="text">
      <style:text-properties officeooo:rsid="001d6f26"/>
    </style:style>
    <style:style style:name="T2" style:family="text">
      <style:text-properties fo:font-style="italic" style:font-style-asian="italic"/>
    </style:style>
    <style:style style:name="T3" style:family="text">
      <style:text-properties fo:color="#000000"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en für Projekte:</text:p>
      <text:p text:style-name="P1"/>
      <text:list xml:id="list2722325261" text:style-name="L1">
        <text:list-item>
          <text:p text:style-name="P6">Wahrnehmung einer anderen Gruppe bei sozialem Ausschluss (ich, 2 blau)</text:p>
        </text:list-item>
        <text:list-item>
          <text:p text:style-name="P7">Wahrnehmung der eigenen Gruppe bei sozialem Ausschluss (ich, 1 rot, 1 blau)</text:p>
        </text:list-item>
        <text:list-item>
          <text:p text:style-name="P7">Effekt von sozialem Ausschluss, wenn die eigene Gruppe ausgeschlossen wird <text:span text:style-name="T1">(ich, 1 rot, 2 blau)</text:span></text:p>
        </text:list-item>
        <text:list-item>
          <text:p text:style-name="P8">Sozialer Ausschluss und Egoismus</text:p>
        </text:list-item>
        <text:list-item>
          <text:p text:style-name="P8">Sozialer Ausschluss und Mitgefühl/Hilfsbereitschaft</text:p>
          <text:p text:style-name="P8"/>
        </text:list-item>
      </text:list>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reference-mark-start text:name="ZOTERO_ITEM CSL_CITATION {&quot;citationID&quot;:&quot;YknYYLPq&quot;,&quot;properties&quot;:{&quot;formattedCitation&quot;:&quot;(Carter\\uc0\\u8208{}Sowell et al., 2008; Edward McAuley et al., 1991; Fayant et al., 2014; Gonsalkorale &amp; Williams, 2007; Nisbett et al., 1973; Peterson et al., 1982; Sacco et al., 2011, 2014; Tsumura &amp; Murata, 2015; van Beest &amp; Williams, 2006; Williams, 1997, 2006, 2007, 2009; Williams &amp; Jarvis, 2006; Wittenbaum et al., 2010; Zadro et al., 2004)&quot;,&quot;plainCitation&quot;:&quot;(Carter‐Sowell et al., 2008; Edward McAuley et al., 1991; Fayant et al., 2014; Gonsalkorale &amp; Williams, 2007; Nisbett et al., 1973; Peterson et al., 1982; Sacco et al., 2011, 2014; Tsumura &amp; Murata, 2015; van Beest &amp; Williams, 2006; Williams, 1997, 2006, 2007, 2009; Williams &amp; Jarvis, 2006; Wittenbaum et al., 2010; Zadro et al., 2004)&quot;,&quot;noteIndex&quot;:0},&quot;citationItems&quot;:[{&quot;id&quot;:353,&quot;uris&quot;:[&quot;http://zotero.org/users/local/HXjpjmtv/items/ZVQJ49WA&quot;],&quot;uri&quot;:[&quot;http://zotero.org/users/local/HXjpjmtv/items/ZVQJ49WA&quot;],&quot;itemData&quot;:{&quot;id&quot;:353,&quot;type&quot;:&quot;article-journal&quot;,&quot;title&quot;:&quot;Ostracism increases social susceptibility&quot;,&quot;container-title&quot;:&quot;Social Influence&quot;,&quot;page&quot;:&quot;143-153&quot;,&quot;volume&quot;:&quot;3&quot;,&quot;issue&quot;:&quot;3&quot;,&quot;source&quot;:&quot;DOI.org (Crossref)&quot;,&quot;DOI&quot;:&quot;10.1080/15534510802204868&quot;,&quot;ISSN&quot;:&quot;1553-4510, 1553-4529&quot;,&quot;journalAbbreviation&quot;:&quot;Social Influence&quot;,&quot;language&quot;:&quot;en&quot;,&quot;author&quot;:[{&quot;family&quot;:&quot;Carter‐Sowell&quot;,&quot;given&quot;:&quot;Adrienne R.&quot;},{&quot;family&quot;:&quot;Chen&quot;,&quot;given&quot;:&quot;Zhansheng&quot;},{&quot;family&quot;:&quot;Williams&quot;,&quot;given&quot;:&quot;Kipling D.&quot;}],&quot;issued&quot;:{&quot;date-parts&quot;:[[&quot;2008&quot;,9]]}},&quot;label&quot;:&quot;page&quot;},{&quot;id&quot;:370,&quot;uris&quot;:[&quot;http://zotero.org/users/local/HXjpjmtv/items/KEEYHXNH&quot;],&quot;uri&quot;:[&quot;http://zotero.org/users/local/HXjpjmtv/items/KEEYHXNH&quot;],&quot;itemData&quot;:{&quot;id&quot;:370,&quot;type&quot;:&quot;article-journal&quot;,&quot;title&quot;:&quot;Measuring Causal Attributions: The Revised Causal Dimension Scale (CDSII)&quot;,&quot;container-title&quot;:&quot;Personality and Social Psychology Bulletin&quot;,&quot;page&quot;:&quot;566-573&quot;,&quot;volume&quot;:&quot;18&quot;,&quot;issue&quot;:&quot;5&quot;,&quot;author&quot;:[{&quot;family&quot;:&quot;Edward McAuley&quot;,&quot;given&quot;:&quot;&quot;},{&quot;family&quot;:&quot;Terry E. Duncan&quot;,&quot;given&quot;:&quot;&quot;},{&quot;literal&quot;:&quot;Daniel W. Russell&quot;}],&quot;issued&quot;:{&quot;date-parts&quot;:[[&quot;1991&quot;]]}},&quot;label&quot;:&quot;page&quot;},{&quot;id&quot;:342,&quot;uris&quot;:[&quot;http://zotero.org/users/local/HXjpjmtv/items/M9VUGTJM&quot;],&quot;uri&quot;:[&quot;http://zotero.org/users/local/HXjpjmtv/items/M9VUGTJM&quot;],&quot;itemData&quot;:{&quot;id&quot;:342,&quot;type&quot;:&quot;article-journal&quot;,&quot;title&quot;:&quot;Is Ostracism by a Despised Outgroup Really Hurtful?: A Replication and Extension of Gonsalkorale and Williams&quot;,&quot;container-title&quot;:&quot;Social Psychology&quot;,&quot;page&quot;:&quot;489-494&quot;,&quot;volume&quot;:&quot;45&quot;,&quot;issue&quot;:&quot;6&quot;,&quot;source&quot;:&quot;DOI.org (Crossref)&quot;,&quot;abstract&quot;:&quot;Previous research has shown that being ostracized by members of a despised outgroup is as hurtful as being ostracized by ingroup members (Gonsalkorale &amp; Williams, 2007). In the current study, we conduct a direct replication of the Gonsalkorale and Williams’s study and also investigate whether this (lack of) effect is due to the way negative consequences of ostracism were measured. To do so, we created a new measure that directly assesses whether people were hurt from being ostracized (or not). Our results and a small-scale meta-analysis including Gonsalkorale and Williams’s results show that ostracism effects are not significantly diminished when the source of ostracism is a despised outgroup. We discuss theoretical and methodological implications.&quot;,&quot;DOI&quot;:&quot;10.1027/1864-9335/a000209&quot;,&quot;ISSN&quot;:&quot;1864-9335, 2151-2590&quot;,&quot;shortTitle&quot;:&quot;Is Ostracism by a Despised Outgroup Really Hurtful?&quot;,&quot;journalAbbreviation&quot;:&quot;Social Psychology&quot;,&quot;language&quot;:&quot;en&quot;,&quot;author&quot;:[{&quot;family&quot;:&quot;Fayant&quot;,&quot;given&quot;:&quot;Marie-Pierre&quot;},{&quot;family&quot;:&quot;Muller&quot;,&quot;given&quot;:&quot;Dominique&quot;},{&quot;family&quot;:&quot;Hubertus Joseph Hartgerink&quot;,&quot;given&quot;:&quot;Chris&quot;},{&quot;family&quot;:&quot;Lantian&quot;,&quot;given&quot;:&quot;Anthony&quot;}],&quot;issued&quot;:{&quot;date-parts&quot;:[[&quot;2014&quot;,11,1]]}},&quot;label&quot;:&quot;page&quot;},{&quot;id&quot;:340,&quot;uris&quot;:[&quot;http://zotero.org/users/local/HXjpjmtv/items/IMGUUYAP&quot;],&quot;uri&quot;:[&quot;http://zotero.org/users/local/HXjpjmtv/items/IMGUUYAP&quot;],&quot;itemData&quot;:{&quot;id&quot;:340,&quot;type&quot;:&quot;article-journal&quot;,&quot;title&quot;:&quot;The KKK won't let me play: ostracism even by a despised outgroup hurts&quot;,&quot;container-title&quot;:&quot;European Journal of Social Psychology&quot;,&quot;page&quot;:&quot;1176-1186&quot;,&quot;volume&quot;:&quot;37&quot;,&quot;issue&quot;:&quot;6&quot;,&quot;source&quot;:&quot;DOI.org (Crossref)&quot;,&quot;abstract&quot;:&quot;Previous research has shown that ostracism even by outgroup members is aversive. In this study we examined whether ostracism by a particular type of outgroup, a despised outgroup, was sufﬁcient to inﬂict emotional distress. We manipulated ostracism using Cyberball, an on-line ball toss game. Ostracized participants reported lower levels of belonging, self-esteem, control, and meaningful existence, and more negative mood, than included participants. Moreover, ostracism by despised outgroup members was no less aversive than ostracism by rival outgroup or ingroup members. Participants differentiated between the groups, however; ostracized individuals reported greater outgroup negativity than included participants only when their co-players were members of the despised outgroup. We interpret these results as evidence for the powerful impact of ostracism and the potential importance of distinguishing between qualitatively different outgroups. Copyright # 2006 John Wiley &amp; Sons, Ltd.&quot;,&quot;DOI&quot;:&quot;10.1002/ejsp.392&quot;,&quot;ISSN&quot;:&quot;00462772, 10990992&quot;,&quot;shortTitle&quot;:&quot;The KKK won't let me play&quot;,&quot;journalAbbreviation&quot;:&quot;Eur. J. Soc. Psychol.&quot;,&quot;language&quot;:&quot;en&quot;,&quot;author&quot;:[{&quot;family&quot;:&quot;Gonsalkorale&quot;,&quot;given&quot;:&quot;Karen&quot;},{&quot;family&quot;:&quot;Williams&quot;,&quot;given&quot;:&quot;Kipling D.&quot;}],&quot;issued&quot;:{&quot;date-parts&quot;:[[&quot;2007&quot;,11]]}},&quot;label&quot;:&quot;page&quot;},{&quot;id&quot;:372,&quot;uris&quot;:[&quot;http://zotero.org/users/local/HXjpjmtv/items/L2JNEJPP&quot;],&quot;uri&quot;:[&quot;http://zotero.org/users/local/HXjpjmtv/items/L2JNEJPP&quot;],&quot;itemData&quot;:{&quot;id&quot;:372,&quot;type&quot;:&quot;article-journal&quot;,&quot;title&quot;:&quot;Behavior as seen by the actor and as seen by the observer&quot;,&quot;container-title&quot;:&quot;Journal of Personality and Social Psychology&quot;,&quot;page&quot;:&quot;154-164&quot;,&quot;volume&quot;:&quot;27&quot;,&quot;issue&quot;:&quot;2&quot;,&quot;source&quot;:&quot;DOI.org (Crossref)&quot;,&quot;DOI&quot;:&quot;10.1037/h0034779&quot;,&quot;ISSN&quot;:&quot;0022-3514&quot;,&quot;journalAbbreviation&quot;:&quot;Journal of Personality and Social Psychology&quot;,&quot;language&quot;:&quot;en&quot;,&quot;author&quot;:[{&quot;family&quot;:&quot;Nisbett&quot;,&quot;given&quot;:&quot;Richard E.&quot;},{&quot;family&quot;:&quot;Caputo&quot;,&quot;given&quot;:&quot;Craig&quot;},{&quot;family&quot;:&quot;Legant&quot;,&quot;given&quot;:&quot;Patricia&quot;},{&quot;family&quot;:&quot;Marecek&quot;,&quot;given&quot;:&quot;Jeanne&quot;}],&quot;issued&quot;:{&quot;date-parts&quot;:[[&quot;1973&quot;]]}},&quot;label&quot;:&quot;page&quot;},{&quot;id&quot;:365,&quot;uris&quot;:[&quot;http://zotero.org/users/local/HXjpjmtv/items/2KGX7QRR&quot;],&quot;uri&quot;:[&quot;http://zotero.org/users/local/HXjpjmtv/items/2KGX7QRR&quot;],&quot;itemData&quot;:{&quot;id&quot;:365,&quot;type&quot;:&quot;article-journal&quot;,&quot;title&quot;:&quot;The attributional Style Questionnaire&quot;,&quot;container-title&quot;:&quot;Cognitive Therapy and Research&quot;,&quot;page&quot;:&quot;287-299&quot;,&quot;volume&quot;:&quot;6&quot;,&quot;issue&quot;:&quot;3&quot;,&quot;source&quot;:&quot;DOI.org (Crossref)&quot;,&quot;DOI&quot;:&quot;10.1007/BF01173577&quot;,&quot;ISSN&quot;:&quot;0147-5916, 1573-2819&quot;,&quot;journalAbbreviation&quot;:&quot;Cogn Ther Res&quot;,&quot;language&quot;:&quot;en&quot;,&quot;author&quot;:[{&quot;family&quot;:&quot;Peterson&quot;,&quot;given&quot;:&quot;Christopher&quot;},{&quot;family&quot;:&quot;Semmel&quot;,&quot;given&quot;:&quot;Amy&quot;},{&quot;family&quot;:&quot;Baeyer&quot;,&quot;given&quot;:&quot;Carl&quot;,&quot;non-dropping-particle&quot;:&quot;von&quot;},{&quot;family&quot;:&quot;Abramson&quot;,&quot;given&quot;:&quot;Lyn Y.&quot;},{&quot;family&quot;:&quot;Metalsky&quot;,&quot;given&quot;:&quot;Gerald I.&quot;},{&quot;family&quot;:&quot;Seligman&quot;,&quot;given&quot;:&quot;Martin E. P.&quot;}],&quot;issued&quot;:{&quot;date-parts&quot;:[[&quot;1982&quot;,9]]}},&quot;label&quot;:&quot;page&quot;},{&quot;id&quot;:354,&quot;uris&quot;:[&quot;http://zotero.org/users/local/HXjpjmtv/items/7JX5FMLW&quot;],&quot;uri&quot;:[&quot;http://zotero.org/users/local/HXjpjmtv/items/7JX5FMLW&quot;],&quot;itemData&quot;:{&quot;id&quot;:354,&quot;type&quot;:&quot;article-journal&quot;,&quot;title&quot;:&quot;The world in black and white: Ostracism enhances the categorical perception of social information&quot;,&quot;container-title&quot;:&quot;Journal of Experimental Social Psychology&quot;,&quot;page&quot;:&quot;836-842&quot;,&quot;volume&quot;:&quot;47&quot;,&quot;issue&quot;:&quot;4&quot;,&quot;source&quot;:&quot;ScienceDirect&quot;,&quot;abstract&quot;:&quot;In two experiments, ostracized individuals showed more pronounced categorical perception of inclusion- and exclusion-related stimuli. Specifically, ostracism enhanced the ability to distinguish between-category differences (e.g., between happy and angry faces) relative to within-category differences (e.g., between two happy expressions). Participants were socially included or excluded via Cyberball (a virtual ball-tossing task). In Experiment 1, ostracized participants showed greater perceptual acuity in distinguishing between subtly happy and angry expressions combined with a reduced ability to discriminate expressions within each expression category. Experiment 2 found analogous categorical perception effects for targets varying on the dimension of race. Importantly, this effect was specific to social information; categorical perception of non-social objects was not qualified by social exclusion. These results suggest that ostracism exacerbates categorical perception, attuning perceivers to the differences between various inclusion- and exclusion-related categories relative to within category acuity, making the world appear more ‘black-and-white’ than it might otherwise.&quot;,&quot;DOI&quot;:&quot;10.1016/j.jesp.2011.03.001&quot;,&quot;ISSN&quot;:&quot;0022-1031&quot;,&quot;shortTitle&quot;:&quot;The world in black and white&quot;,&quot;journalAbbreviation&quot;:&quot;Journal of Experimental Social Psychology&quot;,&quot;language&quot;:&quot;en&quot;,&quot;author&quot;:[{&quot;family&quot;:&quot;Sacco&quot;,&quot;given&quot;:&quot;Donald F.&quot;},{&quot;family&quot;:&quot;Wirth&quot;,&quot;given&quot;:&quot;James H.&quot;},{&quot;family&quot;:&quot;Hugenberg&quot;,&quot;given&quot;:&quot;Kurt&quot;},{&quot;family&quot;:&quot;Chen&quot;,&quot;given&quot;:&quot;Zhansheng&quot;},{&quot;family&quot;:&quot;Williams&quot;,&quot;given&quot;:&quot;Kipling D.&quot;}],&quot;issued&quot;:{&quot;date-parts&quot;:[[&quot;2011&quot;,7,1]]}},&quot;label&quot;:&quot;page&quot;},{&quot;id&quot;:367,&quot;uris&quot;:[&quot;http://zotero.org/users/local/HXjpjmtv/items/XK5HGBF8&quot;],&quot;uri&quot;:[&quot;http://zotero.org/users/local/HXjpjmtv/items/XK5HGBF8&quot;],&quot;itemData&quot;:{&quot;id&quot;:367,&quot;type&quot;:&quot;article-journal&quot;,&quot;title&quot;:&quot;Reactions to social inclusion and ostracism as a function of perceived in-group similarity&quot;,&quot;container-title&quot;:&quot;Group Dynamics: Theory, Research, and Practice&quot;,&quot;page&quot;:&quot;129-137&quot;,&quot;volume&quot;:&quot;18&quot;,&quot;issue&quot;:&quot;2&quot;,&quot;source&quot;:&quot;DOI.org (Crossref)&quot;,&quot;abstract&quot;:&quot;Although ostracism is a powerfully aversive experience, recent evidence identiﬁes factors capable of moderating the impact of ostracism, such as in-group status and the group’s essential nature. In the current work, 67 Caucasian American participants (47 women) were included or ostracized by either same-race (i.e., Caucasian American) or other-race (i.e., African American) targets on a between-subjects basis while playing the game Cyberball. Participants then indicated the extent to which they felt similar to the other Cyberball players as well as how satisﬁed their basic needs (e.g., belongingness, self-esteem) were during the game. Consistent with past research, we found that in-group and out-group status moderated the magnitude of reactions to social inclusion and ostracism; that is, ostracism hurts more and social inclusion feels better when it is implemented by fellow in-group as opposed to out-group members. Importantly, we extend these previous ﬁndings by demonstrating that differential reactions to social inclusion and ostracism are mediated by changes in participants’ self-perceived similarity with in-group members. These results identify a potential mechanism responsible for the differential impact of in-group– out-group status on reactions to social inclusion and ostracism.&quot;,&quot;DOI&quot;:&quot;10.1037/gdn0000002&quot;,&quot;ISSN&quot;:&quot;1930-7802, 1089-2699&quot;,&quot;journalAbbreviation&quot;:&quot;Group Dynamics: Theory, Research, and Practice&quot;,&quot;language&quot;:&quot;en&quot;,&quot;author&quot;:[{&quot;family&quot;:&quot;Sacco&quot;,&quot;given&quot;:&quot;Donald F.&quot;},{&quot;family&quot;:&quot;Bernstein&quot;,&quot;given&quot;:&quot;Michael J.&quot;},{&quot;family&quot;:&quot;Young&quot;,&quot;given&quot;:&quot;Steven G.&quot;},{&quot;family&quot;:&quot;Hugenberg&quot;,&quot;given&quot;:&quot;Kurt&quot;}],&quot;issued&quot;:{&quot;date-parts&quot;:[[&quot;2014&quot;]]}},&quot;label&quot;:&quot;page&quot;},{&quot;id&quot;:358,&quot;uris&quot;:[&quot;http://zotero.org/users/local/HXjpjmtv/items/8Y3UAB5T&quot;],&quot;uri&quot;:[&quot;http://zotero.org/users/local/HXjpjmtv/items/8Y3UAB5T&quot;],&quot;itemData&quot;:{&quot;id&quot;:358,&quot;type&quot;:&quot;article-journal&quot;,&quot;title&quot;:&quot;Effects of Social Anxiety and Group Membership of Potential Affiliates on Social Reconnection After Ostracism&quot;,&quot;container-title&quot;:&quot;Current Research in Social Psychology&quot;,&quot;page&quot;:&quot;18‐25&quot;,&quot;volume&quot;:&quot;23&quot;,&quot;issue&quot;:&quot;3&quot;,&quot;source&quot;:&quot;Zotero&quot;,&quot;abstract&quot;:&quot;After being ostracized, people would try to socially reconnect with others. However, people high in social anxiety (HSA) might be more unwilling to reconnect with new affiliates than people low in social anxiety (LSA) because HSA individuals are more pessimistic and fear about the interaction with others. Particularly, it might be more difficult for HSA individuals to reconnect with outgroup members. As a result, HSA ostracized participants showed a greater desire to reconnect with ingroup members than with outgroup members. When social anxiety was low, there was no difference in desire to reconnect with ingroup and outgroup members.&quot;,&quot;language&quot;:&quot;en&quot;,&quot;author&quot;:[{&quot;family&quot;:&quot;Tsumura&quot;,&quot;given&quot;:&quot;Kenta&quot;},{&quot;family&quot;:&quot;Murata&quot;,&quot;given&quot;:&quot;Koji&quot;}],&quot;issued&quot;:{&quot;date-parts&quot;:[[&quot;2015&quot;]]}},&quot;label&quot;:&quot;page&quot;},{&quot;id&quot;:332,&quot;uris&quot;:[&quot;http://zotero.org/users/local/HXjpjmtv/items/QBWC87JT&quot;],&quot;uri&quot;:[&quot;http://zotero.org/users/local/HXjpjmtv/items/QBWC87JT&quot;],&quot;itemData&quot;:{&quot;id&quot;:332,&quot;type&quot;:&quot;article-journal&quot;,&quot;title&quot;:&quot;When inclusion costs and ostracism pays, ostracism still hurts&quot;,&quot;container-title&quot;:&quot;Journal of Personality and Social Psychology&quot;,&quot;page&quot;:&quot;918-928&quot;,&quot;volume&quot;:&quot;91&quot;,&quot;issue&quot;:&quot;5&quot;,&quot;source&quot;:&quot;DOI.org (Crossref)&quot;,&quot;DOI&quot;:&quot;10.1037/0022-3514.91.5.918&quot;,&quot;ISSN&quot;:&quot;1939-1315, 0022-3514&quot;,&quot;journalAbbreviation&quot;:&quot;Journal of Personality and Social Psychology&quot;,&quot;language&quot;:&quot;en&quot;,&quot;author&quot;:[{&quot;family&quot;:&quot;Beest&quot;,&quot;given&quot;:&quot;Ilja&quot;,&quot;non-dropping-particle&quot;:&quot;van&quot;},{&quot;family&quot;:&quot;Williams&quot;,&quot;given&quot;:&quot;Kipling D.&quot;}],&quot;issued&quot;:{&quot;date-parts&quot;:[[&quot;2006&quot;]]}},&quot;label&quot;:&quot;page&quot;},{&quot;id&quot;:338,&quot;uris&quot;:[&quot;http://zotero.org/users/local/HXjpjmtv/items/X3YX3C4A&quot;],&quot;uri&quot;:[&quot;http://zotero.org/users/local/HXjpjmtv/items/X3YX3C4A&quot;],&quot;itemData&quot;:{&quot;id&quot;:338,&quot;type&quot;:&quot;chapter&quot;,&quot;title&quot;:&quot;Social Ostracism&quot;,&quot;container-title&quot;:&quot;Aversive Interpersonal Behaviors&quot;,&quot;publisher&quot;:&quot;Springer US&quot;,&quot;publisher-place&quot;:&quot;Boston, MA&quot;,&quot;page&quot;:&quot;133-170&quot;,&quot;source&quot;:&quot;DOI.org (Crossref)&quot;,&quot;event-place&quot;:&quot;Boston, MA&quot;,&quot;URL&quot;:&quot;http://link.springer.com/10.1007/978-1-4757-9354-3_7&quot;,&quot;ISBN&quot;:&quot;978-1-4757-9356-7&quot;,&quot;note&quot;:&quot;DOI: 10.1007/978-1-4757-9354-3_7&quot;,&quot;language&quot;:&quot;en&quot;,&quot;editor&quot;:[{&quot;family&quot;:&quot;Kowalski&quot;,&quot;given&quot;:&quot;Robin M.&quot;}],&quot;author&quot;:[{&quot;family&quot;:&quot;Williams&quot;,&quot;given&quot;:&quot;Kipling D.&quot;}],&quot;issued&quot;:{&quot;date-parts&quot;:[[&quot;1997&quot;]]},&quot;accessed&quot;:{&quot;date-parts&quot;:[[&quot;2020&quot;,3,10]]}},&quot;label&quot;:&quot;page&quot;},{&quot;id&quot;:333,&quot;uris&quot;:[&quot;http://zotero.org/users/local/HXjpjmtv/items/I78VHIKZ&quot;],&quot;uri&quot;:[&quot;http://zotero.org/users/local/HXjpjmtv/items/I78VHIKZ&quot;],&quot;itemData&quot;:{&quot;id&quot;:333,&quot;type&quot;:&quot;article-journal&quot;,&quot;title&quot;:&quot;Ostracism&quot;,&quot;container-title&quot;:&quot;Annual Review of Psychology&quot;,&quot;page&quot;:&quot;425-452&quot;,&quot;volume&quot;:&quot;58&quot;,&quot;issue&quot;:&quot;1&quot;,&quot;source&quot;:&quot;vpn2.mobile.unibas.ch (Atypon)&quot;,&quot;abstract&quot;:&quot;In this review, I examine the social psychological research on ostracism, social exclusion, and rejection. Being ignored, excluded, and/or rejected signals a threat for which reflexive detection in the form of pain and distress is adaptive for survival. Brief ostracism episodes result in sadness and anger and threaten fundamental needs. Individuals then act to fortify or replenish their thwarted need or needs. Behavioral consequences appear to be split into two general categories: attempts to fortify relational needs (belonging, self-esteem, shared understanding, and trust), which lead generally to prosocial thoughts and behaviors, or attempts to fortify efficacy/existence needs of control and recognition that may be dealt with most efficiently through antisocial thoughts and behaviors. Available research on chronic exposure to ostracism appears to deplete coping resources, resulting in depression and helplessness.&quot;,&quot;DOI&quot;:&quot;10.1146/annurev.psych.58.110405.085641&quot;,&quot;ISSN&quot;:&quot;0066-4308&quot;,&quot;journalAbbreviation&quot;:&quot;Annu. Rev. Psychol.&quot;,&quot;author&quot;:[{&quot;family&quot;:&quot;Williams&quot;,&quot;given&quot;:&quot;Kipling D.&quot;}],&quot;issued&quot;:{&quot;date-parts&quot;:[[&quot;2006&quot;,12,6]]}},&quot;label&quot;:&quot;page&quot;},{&quot;id&quot;:347,&quot;uris&quot;:[&quot;http://zotero.org/users/local/HXjpjmtv/items/EAFM4A5F&quot;],&quot;uri&quot;:[&quot;http://zotero.org/users/local/HXjpjmtv/items/EAFM4A5F&quot;],&quot;itemData&quot;:{&quot;id&quot;:347,&quot;type&quot;:&quot;article-journal&quot;,&quot;title&quot;:&quot;Ostracism: The Kiss of Social Death&quot;,&quot;container-title&quot;:&quot;Social and Personality Psychology Compass&quot;,&quot;page&quot;:&quot;236-247&quot;,&quot;volume&quot;:&quot;1&quot;,&quot;issue&quot;:&quot;1&quot;,&quot;source&quot;:&quot;Wiley Online Library&quot;,&quot;abstract&quot;:&quot;To be ostracized is to be ignored and excluded. How does ostracism affect individuals? Considerable research has now shown that the initial (reflexive) reactions to even the most minimal forms of ostracism are painful and distressing. Fundamental needs of belonging, self-esteem, control, and meaningful existence are thwarted; sadness and anger increase. These effects emerge despite individual differences or situational factors that should lead logically to easy dismissal. With time to appraise the ostracism episode, individuals become differentially sensitized based on (i) the specific needs that are thwarted, (ii) their own individual differences, and (iii) their assessment of who ostracizes and why. These differences lead to need-restorative behaviors that range from being overly socially attentive and susceptible to influence to being aggressive and antisocial.&quot;,&quot;DOI&quot;:&quot;10.1111/j.1751-9004.2007.00004.x&quot;,&quot;ISSN&quot;:&quot;1751-9004&quot;,&quot;shortTitle&quot;:&quot;Ostracism&quot;,&quot;language&quot;:&quot;en&quot;,&quot;author&quot;:[{&quot;family&quot;:&quot;Williams&quot;,&quot;given&quot;:&quot;Kipling D.&quot;}],&quot;issued&quot;:{&quot;date-parts&quot;:[[&quot;2007&quot;]]}},&quot;label&quot;:&quot;page&quot;},{&quot;id&quot;:362,&quot;uris&quot;:[&quot;http://zotero.org/users/local/HXjpjmtv/items/6HFE5EZP&quot;],&quot;uri&quot;:[&quot;http://zotero.org/users/local/HXjpjmtv/items/6HFE5EZP&quot;],&quot;itemData&quot;:{&quot;id&quot;:362,&quot;type&quot;:&quot;chapter&quot;,&quot;title&quot;:&quot;Chapter 6 Ostracism&quot;,&quot;container-title&quot;:&quot;Advances in Experimental Social Psychology&quot;,&quot;publisher&quot;:&quot;Elsevier&quot;,&quot;page&quot;:&quot;275-314&quot;,&quot;volume&quot;:&quot;41&quot;,&quot;source&quot;:&quot;DOI.org (Crossref)&quot;,&quot;abstract&quot;:&quot;The phenomenon of ostracism has received considerable empirical attention in the last 15 years, in part because of a revitalized interest in the importance of belonging for human social behavior. I present a temporal model that describes and predicts processes and responses at three stages of reactions to ostracism: (a) reflexive, (b) reflective, and (c) resignation. The reflexive pain response triggers threats to four fundamental needs and directs the individual’s attention to reflect on the meaning and importance of the ostracism episode, leading to coping responses that serve to fortify the threatened need(s). Persistent exposure to ostracism over time depletes the resources necessary to motivate the individual to fortify threatened needs, thus leading eventually to resignation, alienation, helplessness, and depression. I conclude with a call for more research, especially on the effects of ostracism on groups, and on possible buffering mechanisms that reduce the long-term negative consequences of ostracism.&quot;,&quot;URL&quot;:&quot;https://linkinghub.elsevier.com/retrieve/pii/S0065260108004061&quot;,&quot;ISBN&quot;:&quot;978-0-12-374472-2&quot;,&quot;note&quot;:&quot;DOI: 10.1016/S0065-2601(08)00406-1&quot;,&quot;language&quot;:&quot;en&quot;,&quot;author&quot;:[{&quot;family&quot;:&quot;Williams&quot;,&quot;given&quot;:&quot;Kipling D.&quot;}],&quot;issued&quot;:{&quot;date-parts&quot;:[[&quot;2009&quot;]]},&quot;accessed&quot;:{&quot;date-parts&quot;:[[&quot;2020&quot;,3,10]]}},&quot;label&quot;:&quot;page&quot;},{&quot;id&quot;:374,&quot;uris&quot;:[&quot;http://zotero.org/users/local/HXjpjmtv/items/6DG54Q8K&quot;],&quot;uri&quot;:[&quot;http://zotero.org/users/local/HXjpjmtv/items/6DG54Q8K&quot;],&quot;itemData&quot;:{&quot;id&quot;:374,&quot;type&quot;:&quot;article-journal&quot;,&quot;title&quot;:&quot;Cyberball: A program for use in research on interpersonal ostracism and acceptance&quot;,&quot;container-title&quot;:&quot;Behavior Research Methods&quot;,&quot;page&quot;:&quot;174-180&quot;,&quot;volume&quot;:&quot;38&quot;,&quot;issue&quot;:&quot;1&quot;,&quot;source&quot;:&quot;DOI.org (Crossref)&quot;,&quot;DOI&quot;:&quot;10.3758/BF03192765&quot;,&quot;ISSN&quot;:&quot;1554-351X, 1554-3528&quot;,&quot;shortTitle&quot;:&quot;Cyberball&quot;,&quot;journalAbbreviation&quot;:&quot;Behavior Research Methods&quot;,&quot;language&quot;:&quot;en&quot;,&quot;author&quot;:[{&quot;family&quot;:&quot;Williams&quot;,&quot;given&quot;:&quot;Kipling D.&quot;},{&quot;family&quot;:&quot;Jarvis&quot;,&quot;given&quot;:&quot;Blair&quot;}],&quot;issued&quot;:{&quot;date-parts&quot;:[[&quot;2006&quot;,2]]}},&quot;label&quot;:&quot;page&quot;},{&quot;id&quot;:346,&quot;uris&quot;:[&quot;http://zotero.org/users/local/HXjpjmtv/items/KD7HNIV7&quot;],&quot;uri&quot;:[&quot;http://zotero.org/users/local/HXjpjmtv/items/KD7HNIV7&quot;],&quot;itemData&quot;:{&quot;id&quot;:346,&quot;type&quot;:&quot;article-journal&quot;,&quot;title&quot;:&quot;Social Ostracism in Task Groups: The Effects of Group Composition&quot;,&quot;container-title&quot;:&quot;Small Group Research&quot;,&quot;page&quot;:&quot;330-353&quot;,&quot;volume&quot;:&quot;41&quot;,&quot;issue&quot;:&quot;3&quot;,&quot;source&quot;:&quot;DOI.org (Crossref)&quot;,&quot;abstract&quot;:&quot;Social ostracism—being ignored or excluded—threatens needs for selfesteem, belongingness, control, and meaningful existence. In the conventional laboratory paradigms, a lone participant is ostracized by either confederates or imagined group members and then completes measures of threatened needs. This approach prohibits asking questions about the group dynamics involved in ostracism situations, such as conditions under which sources of ostracism choose to ignore targets and the communication between them. This new paradigm for studying social ostracism uses unstructured group discussions in which an uninformed member is ignored. In an experiment using three-person, mixed-gender groups, we found that the psychological threat associated with being ignored during group discussion depended on the group’s composition. Being a target of ostracism hurt more when the pair of sources included one in-group (same sex) and one out-group (opposite sex) member compared with when both sources belonged to the out-group (opposite sex).&quot;,&quot;DOI&quot;:&quot;10.1177/1046496410363914&quot;,&quot;ISSN&quot;:&quot;1046-4964, 1552-8278&quot;,&quot;shortTitle&quot;:&quot;Social Ostracism in Task Groups&quot;,&quot;journalAbbreviation&quot;:&quot;Small Group Research&quot;,&quot;language&quot;:&quot;en&quot;,&quot;author&quot;:[{&quot;family&quot;:&quot;Wittenbaum&quot;,&quot;given&quot;:&quot;Gwen M.&quot;},{&quot;family&quot;:&quot;Shulman&quot;,&quot;given&quot;:&quot;Hillary C.&quot;},{&quot;family&quot;:&quot;Braz&quot;,&quot;given&quot;:&quot;Mary E.&quot;}],&quot;issued&quot;:{&quot;date-parts&quot;:[[&quot;2010&quot;,6]]}},&quot;label&quot;:&quot;page&quot;},{&quot;id&quot;:351,&quot;uris&quot;:[&quot;http://zotero.org/users/local/HXjpjmtv/items/7RCRRV5R&quot;],&quot;uri&quot;:[&quot;http://zotero.org/users/local/HXjpjmtv/items/7RCRRV5R&quot;],&quot;itemData&quot;:{&quot;id&quot;:351,&quot;type&quot;:&quot;article-journal&quot;,&quot;title&quot;:&quot;How low can you go? Ostracism by a computer is sufficient to lower self-reported levels of belonging, control, self-esteem, and meaningful existence&quot;,&quot;container-title&quot;:&quot;Journal of Experimental Social Psychology&quot;,&quot;page&quot;:&quot;560-567&quot;,&quot;volume&quot;:&quot;40&quot;,&quot;issue&quot;:&quot;4&quot;,&quot;source&quot;:&quot;DOI.org (Crossref)&quot;,&quot;abstract&quot;:&quot;Previous research has demonstrated self-reports of lower levels of four fundamental needs as a result of short periods of face-toface ostracism, as well as short periods of Internet ostracism (Cyberball), even when the ostracizing others are unseen, unknown, and not-to-be met. In an attempt to reduce the ostracism experience to a level that would no longer be aversive, we (in Study 1) convinced participants that they were playing Cyberball against a computer, yet still found comparable negative impact compared to when the participants thought they were being ostracized by real others. In Study 2, we took this a step further, and additionally manipulated whether the participants were told the computer or humans were scripted (or told) what to do in the game. Once again, even after removing all remnants of sinister attributions, ostracism was similarly aversive. We interpret these results as strong evidence for a very primitive and automatic adaptive sensitivity to even the slightest hint of social exclusion.&quot;,&quot;DOI&quot;:&quot;10.1016/j.jesp.2003.11.006&quot;,&quot;ISSN&quot;:&quot;00221031&quot;,&quot;shortTitle&quot;:&quot;How low can you go?&quot;,&quot;journalAbbreviation&quot;:&quot;Journal of Experimental Social Psychology&quot;,&quot;language&quot;:&quot;en&quot;,&quot;author&quot;:[{&quot;family&quot;:&quot;Zadro&quot;,&quot;given&quot;:&quot;Lisa&quot;},{&quot;family&quot;:&quot;Williams&quot;,&quot;given&quot;:&quot;Kipling D&quot;},{&quot;family&quot;:&quot;Richardson&quot;,&quot;given&quot;:&quot;Rick&quot;}],&quot;issued&quot;:{&quot;date-parts&quot;:[[&quot;2004&quot;,7]]}},&quot;label&quot;:&quot;page&quot;}],&quot;schema&quot;:&quot;https://github.com/citation-style-language/schema/raw/master/csl-citation.json&quot;} RNDW8qbARMtDV"/>(Carter‐Sowell et al., 2008; Edward McAuley et al., 1991; Fayant et al., 2014; Gonsalkorale &amp; Williams, 2007; Nisbett et al., 1973; Peterson et al., 1982; Sacco et al., 2011, 2014; Tsumura &amp; Murata, 2015; van Beest &amp; Williams, 2006; Williams, 1997, 2006, 2007, 2009; Williams &amp; Jarvis, 2006; Wittenbaum et al., 2010; Zadro et al., 2004)<text:reference-mark-end text:name="ZOTERO_ITEM CSL_CITATION {&quot;citationID&quot;:&quot;YknYYLPq&quot;,&quot;properties&quot;:{&quot;formattedCitation&quot;:&quot;(Carter\\uc0\\u8208{}Sowell et al., 2008; Edward McAuley et al., 1991; Fayant et al., 2014; Gonsalkorale &amp; Williams, 2007; Nisbett et al., 1973; Peterson et al., 1982; Sacco et al., 2011, 2014; Tsumura &amp; Murata, 2015; van Beest &amp; Williams, 2006; Williams, 1997, 2006, 2007, 2009; Williams &amp; Jarvis, 2006; Wittenbaum et al., 2010; Zadro et al., 2004)&quot;,&quot;plainCitation&quot;:&quot;(Carter‐Sowell et al., 2008; Edward McAuley et al., 1991; Fayant et al., 2014; Gonsalkorale &amp; Williams, 2007; Nisbett et al., 1973; Peterson et al., 1982; Sacco et al., 2011, 2014; Tsumura &amp; Murata, 2015; van Beest &amp; Williams, 2006; Williams, 1997, 2006, 2007, 2009; Williams &amp; Jarvis, 2006; Wittenbaum et al., 2010; Zadro et al., 2004)&quot;,&quot;noteIndex&quot;:0},&quot;citationItems&quot;:[{&quot;id&quot;:353,&quot;uris&quot;:[&quot;http://zotero.org/users/local/HXjpjmtv/items/ZVQJ49WA&quot;],&quot;uri&quot;:[&quot;http://zotero.org/users/local/HXjpjmtv/items/ZVQJ49WA&quot;],&quot;itemData&quot;:{&quot;id&quot;:353,&quot;type&quot;:&quot;article-journal&quot;,&quot;title&quot;:&quot;Ostracism increases social susceptibility&quot;,&quot;container-title&quot;:&quot;Social Influence&quot;,&quot;page&quot;:&quot;143-153&quot;,&quot;volume&quot;:&quot;3&quot;,&quot;issue&quot;:&quot;3&quot;,&quot;source&quot;:&quot;DOI.org (Crossref)&quot;,&quot;DOI&quot;:&quot;10.1080/15534510802204868&quot;,&quot;ISSN&quot;:&quot;1553-4510, 1553-4529&quot;,&quot;journalAbbreviation&quot;:&quot;Social Influence&quot;,&quot;language&quot;:&quot;en&quot;,&quot;author&quot;:[{&quot;family&quot;:&quot;Carter‐Sowell&quot;,&quot;given&quot;:&quot;Adrienne R.&quot;},{&quot;family&quot;:&quot;Chen&quot;,&quot;given&quot;:&quot;Zhansheng&quot;},{&quot;family&quot;:&quot;Williams&quot;,&quot;given&quot;:&quot;Kipling D.&quot;}],&quot;issued&quot;:{&quot;date-parts&quot;:[[&quot;2008&quot;,9]]}},&quot;label&quot;:&quot;page&quot;},{&quot;id&quot;:370,&quot;uris&quot;:[&quot;http://zotero.org/users/local/HXjpjmtv/items/KEEYHXNH&quot;],&quot;uri&quot;:[&quot;http://zotero.org/users/local/HXjpjmtv/items/KEEYHXNH&quot;],&quot;itemData&quot;:{&quot;id&quot;:370,&quot;type&quot;:&quot;article-journal&quot;,&quot;title&quot;:&quot;Measuring Causal Attributions: The Revised Causal Dimension Scale (CDSII)&quot;,&quot;container-title&quot;:&quot;Personality and Social Psychology Bulletin&quot;,&quot;page&quot;:&quot;566-573&quot;,&quot;volume&quot;:&quot;18&quot;,&quot;issue&quot;:&quot;5&quot;,&quot;author&quot;:[{&quot;family&quot;:&quot;Edward McAuley&quot;,&quot;given&quot;:&quot;&quot;},{&quot;family&quot;:&quot;Terry E. Duncan&quot;,&quot;given&quot;:&quot;&quot;},{&quot;literal&quot;:&quot;Daniel W. Russell&quot;}],&quot;issued&quot;:{&quot;date-parts&quot;:[[&quot;1991&quot;]]}},&quot;label&quot;:&quot;page&quot;},{&quot;id&quot;:342,&quot;uris&quot;:[&quot;http://zotero.org/users/local/HXjpjmtv/items/M9VUGTJM&quot;],&quot;uri&quot;:[&quot;http://zotero.org/users/local/HXjpjmtv/items/M9VUGTJM&quot;],&quot;itemData&quot;:{&quot;id&quot;:342,&quot;type&quot;:&quot;article-journal&quot;,&quot;title&quot;:&quot;Is Ostracism by a Despised Outgroup Really Hurtful?: A Replication and Extension of Gonsalkorale and Williams&quot;,&quot;container-title&quot;:&quot;Social Psychology&quot;,&quot;page&quot;:&quot;489-494&quot;,&quot;volume&quot;:&quot;45&quot;,&quot;issue&quot;:&quot;6&quot;,&quot;source&quot;:&quot;DOI.org (Crossref)&quot;,&quot;abstract&quot;:&quot;Previous research has shown that being ostracized by members of a despised outgroup is as hurtful as being ostracized by ingroup members (Gonsalkorale &amp; Williams, 2007). In the current study, we conduct a direct replication of the Gonsalkorale and Williams’s study and also investigate whether this (lack of) effect is due to the way negative consequences of ostracism were measured. To do so, we created a new measure that directly assesses whether people were hurt from being ostracized (or not). Our results and a small-scale meta-analysis including Gonsalkorale and Williams’s results show that ostracism effects are not significantly diminished when the source of ostracism is a despised outgroup. We discuss theoretical and methodological implications.&quot;,&quot;DOI&quot;:&quot;10.1027/1864-9335/a000209&quot;,&quot;ISSN&quot;:&quot;1864-9335, 2151-2590&quot;,&quot;shortTitle&quot;:&quot;Is Ostracism by a Despised Outgroup Really Hurtful?&quot;,&quot;journalAbbreviation&quot;:&quot;Social Psychology&quot;,&quot;language&quot;:&quot;en&quot;,&quot;author&quot;:[{&quot;family&quot;:&quot;Fayant&quot;,&quot;given&quot;:&quot;Marie-Pierre&quot;},{&quot;family&quot;:&quot;Muller&quot;,&quot;given&quot;:&quot;Dominique&quot;},{&quot;family&quot;:&quot;Hubertus Joseph Hartgerink&quot;,&quot;given&quot;:&quot;Chris&quot;},{&quot;family&quot;:&quot;Lantian&quot;,&quot;given&quot;:&quot;Anthony&quot;}],&quot;issued&quot;:{&quot;date-parts&quot;:[[&quot;2014&quot;,11,1]]}},&quot;label&quot;:&quot;page&quot;},{&quot;id&quot;:340,&quot;uris&quot;:[&quot;http://zotero.org/users/local/HXjpjmtv/items/IMGUUYAP&quot;],&quot;uri&quot;:[&quot;http://zotero.org/users/local/HXjpjmtv/items/IMGUUYAP&quot;],&quot;itemData&quot;:{&quot;id&quot;:340,&quot;type&quot;:&quot;article-journal&quot;,&quot;title&quot;:&quot;The KKK won't let me play: ostracism even by a despised outgroup hurts&quot;,&quot;container-title&quot;:&quot;European Journal of Social Psychology&quot;,&quot;page&quot;:&quot;1176-1186&quot;,&quot;volume&quot;:&quot;37&quot;,&quot;issue&quot;:&quot;6&quot;,&quot;source&quot;:&quot;DOI.org (Crossref)&quot;,&quot;abstract&quot;:&quot;Previous research has shown that ostracism even by outgroup members is aversive. In this study we examined whether ostracism by a particular type of outgroup, a despised outgroup, was sufﬁcient to inﬂict emotional distress. We manipulated ostracism using Cyberball, an on-line ball toss game. Ostracized participants reported lower levels of belonging, self-esteem, control, and meaningful existence, and more negative mood, than included participants. Moreover, ostracism by despised outgroup members was no less aversive than ostracism by rival outgroup or ingroup members. Participants differentiated between the groups, however; ostracized individuals reported greater outgroup negativity than included participants only when their co-players were members of the despised outgroup. We interpret these results as evidence for the powerful impact of ostracism and the potential importance of distinguishing between qualitatively different outgroups. Copyright # 2006 John Wiley &amp; Sons, Ltd.&quot;,&quot;DOI&quot;:&quot;10.1002/ejsp.392&quot;,&quot;ISSN&quot;:&quot;00462772, 10990992&quot;,&quot;shortTitle&quot;:&quot;The KKK won't let me play&quot;,&quot;journalAbbreviation&quot;:&quot;Eur. J. Soc. Psychol.&quot;,&quot;language&quot;:&quot;en&quot;,&quot;author&quot;:[{&quot;family&quot;:&quot;Gonsalkorale&quot;,&quot;given&quot;:&quot;Karen&quot;},{&quot;family&quot;:&quot;Williams&quot;,&quot;given&quot;:&quot;Kipling D.&quot;}],&quot;issued&quot;:{&quot;date-parts&quot;:[[&quot;2007&quot;,11]]}},&quot;label&quot;:&quot;page&quot;},{&quot;id&quot;:372,&quot;uris&quot;:[&quot;http://zotero.org/users/local/HXjpjmtv/items/L2JNEJPP&quot;],&quot;uri&quot;:[&quot;http://zotero.org/users/local/HXjpjmtv/items/L2JNEJPP&quot;],&quot;itemData&quot;:{&quot;id&quot;:372,&quot;type&quot;:&quot;article-journal&quot;,&quot;title&quot;:&quot;Behavior as seen by the actor and as seen by the observer&quot;,&quot;container-title&quot;:&quot;Journal of Personality and Social Psychology&quot;,&quot;page&quot;:&quot;154-164&quot;,&quot;volume&quot;:&quot;27&quot;,&quot;issue&quot;:&quot;2&quot;,&quot;source&quot;:&quot;DOI.org (Crossref)&quot;,&quot;DOI&quot;:&quot;10.1037/h0034779&quot;,&quot;ISSN&quot;:&quot;0022-3514&quot;,&quot;journalAbbreviation&quot;:&quot;Journal of Personality and Social Psychology&quot;,&quot;language&quot;:&quot;en&quot;,&quot;author&quot;:[{&quot;family&quot;:&quot;Nisbett&quot;,&quot;given&quot;:&quot;Richard E.&quot;},{&quot;family&quot;:&quot;Caputo&quot;,&quot;given&quot;:&quot;Craig&quot;},{&quot;family&quot;:&quot;Legant&quot;,&quot;given&quot;:&quot;Patricia&quot;},{&quot;family&quot;:&quot;Marecek&quot;,&quot;given&quot;:&quot;Jeanne&quot;}],&quot;issued&quot;:{&quot;date-parts&quot;:[[&quot;1973&quot;]]}},&quot;label&quot;:&quot;page&quot;},{&quot;id&quot;:365,&quot;uris&quot;:[&quot;http://zotero.org/users/local/HXjpjmtv/items/2KGX7QRR&quot;],&quot;uri&quot;:[&quot;http://zotero.org/users/local/HXjpjmtv/items/2KGX7QRR&quot;],&quot;itemData&quot;:{&quot;id&quot;:365,&quot;type&quot;:&quot;article-journal&quot;,&quot;title&quot;:&quot;The attributional Style Questionnaire&quot;,&quot;container-title&quot;:&quot;Cognitive Therapy and Research&quot;,&quot;page&quot;:&quot;287-299&quot;,&quot;volume&quot;:&quot;6&quot;,&quot;issue&quot;:&quot;3&quot;,&quot;source&quot;:&quot;DOI.org (Crossref)&quot;,&quot;DOI&quot;:&quot;10.1007/BF01173577&quot;,&quot;ISSN&quot;:&quot;0147-5916, 1573-2819&quot;,&quot;journalAbbreviation&quot;:&quot;Cogn Ther Res&quot;,&quot;language&quot;:&quot;en&quot;,&quot;author&quot;:[{&quot;family&quot;:&quot;Peterson&quot;,&quot;given&quot;:&quot;Christopher&quot;},{&quot;family&quot;:&quot;Semmel&quot;,&quot;given&quot;:&quot;Amy&quot;},{&quot;family&quot;:&quot;Baeyer&quot;,&quot;given&quot;:&quot;Carl&quot;,&quot;non-dropping-particle&quot;:&quot;von&quot;},{&quot;family&quot;:&quot;Abramson&quot;,&quot;given&quot;:&quot;Lyn Y.&quot;},{&quot;family&quot;:&quot;Metalsky&quot;,&quot;given&quot;:&quot;Gerald I.&quot;},{&quot;family&quot;:&quot;Seligman&quot;,&quot;given&quot;:&quot;Martin E. P.&quot;}],&quot;issued&quot;:{&quot;date-parts&quot;:[[&quot;1982&quot;,9]]}},&quot;label&quot;:&quot;page&quot;},{&quot;id&quot;:354,&quot;uris&quot;:[&quot;http://zotero.org/users/local/HXjpjmtv/items/7JX5FMLW&quot;],&quot;uri&quot;:[&quot;http://zotero.org/users/local/HXjpjmtv/items/7JX5FMLW&quot;],&quot;itemData&quot;:{&quot;id&quot;:354,&quot;type&quot;:&quot;article-journal&quot;,&quot;title&quot;:&quot;The world in black and white: Ostracism enhances the categorical perception of social information&quot;,&quot;container-title&quot;:&quot;Journal of Experimental Social Psychology&quot;,&quot;page&quot;:&quot;836-842&quot;,&quot;volume&quot;:&quot;47&quot;,&quot;issue&quot;:&quot;4&quot;,&quot;source&quot;:&quot;ScienceDirect&quot;,&quot;abstract&quot;:&quot;In two experiments, ostracized individuals showed more pronounced categorical perception of inclusion- and exclusion-related stimuli. Specifically, ostracism enhanced the ability to distinguish between-category differences (e.g., between happy and angry faces) relative to within-category differences (e.g., between two happy expressions). Participants were socially included or excluded via Cyberball (a virtual ball-tossing task). In Experiment 1, ostracized participants showed greater perceptual acuity in distinguishing between subtly happy and angry expressions combined with a reduced ability to discriminate expressions within each expression category. Experiment 2 found analogous categorical perception effects for targets varying on the dimension of race. Importantly, this effect was specific to social information; categorical perception of non-social objects was not qualified by social exclusion. These results suggest that ostracism exacerbates categorical perception, attuning perceivers to the differences between various inclusion- and exclusion-related categories relative to within category acuity, making the world appear more ‘black-and-white’ than it might otherwise.&quot;,&quot;DOI&quot;:&quot;10.1016/j.jesp.2011.03.001&quot;,&quot;ISSN&quot;:&quot;0022-1031&quot;,&quot;shortTitle&quot;:&quot;The world in black and white&quot;,&quot;journalAbbreviation&quot;:&quot;Journal of Experimental Social Psychology&quot;,&quot;language&quot;:&quot;en&quot;,&quot;author&quot;:[{&quot;family&quot;:&quot;Sacco&quot;,&quot;given&quot;:&quot;Donald F.&quot;},{&quot;family&quot;:&quot;Wirth&quot;,&quot;given&quot;:&quot;James H.&quot;},{&quot;family&quot;:&quot;Hugenberg&quot;,&quot;given&quot;:&quot;Kurt&quot;},{&quot;family&quot;:&quot;Chen&quot;,&quot;given&quot;:&quot;Zhansheng&quot;},{&quot;family&quot;:&quot;Williams&quot;,&quot;given&quot;:&quot;Kipling D.&quot;}],&quot;issued&quot;:{&quot;date-parts&quot;:[[&quot;2011&quot;,7,1]]}},&quot;label&quot;:&quot;page&quot;},{&quot;id&quot;:367,&quot;uris&quot;:[&quot;http://zotero.org/users/local/HXjpjmtv/items/XK5HGBF8&quot;],&quot;uri&quot;:[&quot;http://zotero.org/users/local/HXjpjmtv/items/XK5HGBF8&quot;],&quot;itemData&quot;:{&quot;id&quot;:367,&quot;type&quot;:&quot;article-journal&quot;,&quot;title&quot;:&quot;Reactions to social inclusion and ostracism as a function of perceived in-group similarity&quot;,&quot;container-title&quot;:&quot;Group Dynamics: Theory, Research, and Practice&quot;,&quot;page&quot;:&quot;129-137&quot;,&quot;volume&quot;:&quot;18&quot;,&quot;issue&quot;:&quot;2&quot;,&quot;source&quot;:&quot;DOI.org (Crossref)&quot;,&quot;abstract&quot;:&quot;Although ostracism is a powerfully aversive experience, recent evidence identiﬁes factors capable of moderating the impact of ostracism, such as in-group status and the group’s essential nature. In the current work, 67 Caucasian American participants (47 women) were included or ostracized by either same-race (i.e., Caucasian American) or other-race (i.e., African American) targets on a between-subjects basis while playing the game Cyberball. Participants then indicated the extent to which they felt similar to the other Cyberball players as well as how satisﬁed their basic needs (e.g., belongingness, self-esteem) were during the game. Consistent with past research, we found that in-group and out-group status moderated the magnitude of reactions to social inclusion and ostracism; that is, ostracism hurts more and social inclusion feels better when it is implemented by fellow in-group as opposed to out-group members. Importantly, we extend these previous ﬁndings by demonstrating that differential reactions to social inclusion and ostracism are mediated by changes in participants’ self-perceived similarity with in-group members. These results identify a potential mechanism responsible for the differential impact of in-group– out-group status on reactions to social inclusion and ostracism.&quot;,&quot;DOI&quot;:&quot;10.1037/gdn0000002&quot;,&quot;ISSN&quot;:&quot;1930-7802, 1089-2699&quot;,&quot;journalAbbreviation&quot;:&quot;Group Dynamics: Theory, Research, and Practice&quot;,&quot;language&quot;:&quot;en&quot;,&quot;author&quot;:[{&quot;family&quot;:&quot;Sacco&quot;,&quot;given&quot;:&quot;Donald F.&quot;},{&quot;family&quot;:&quot;Bernstein&quot;,&quot;given&quot;:&quot;Michael J.&quot;},{&quot;family&quot;:&quot;Young&quot;,&quot;given&quot;:&quot;Steven G.&quot;},{&quot;family&quot;:&quot;Hugenberg&quot;,&quot;given&quot;:&quot;Kurt&quot;}],&quot;issued&quot;:{&quot;date-parts&quot;:[[&quot;2014&quot;]]}},&quot;label&quot;:&quot;page&quot;},{&quot;id&quot;:358,&quot;uris&quot;:[&quot;http://zotero.org/users/local/HXjpjmtv/items/8Y3UAB5T&quot;],&quot;uri&quot;:[&quot;http://zotero.org/users/local/HXjpjmtv/items/8Y3UAB5T&quot;],&quot;itemData&quot;:{&quot;id&quot;:358,&quot;type&quot;:&quot;article-journal&quot;,&quot;title&quot;:&quot;Effects of Social Anxiety and Group Membership of Potential Affiliates on Social Reconnection After Ostracism&quot;,&quot;container-title&quot;:&quot;Current Research in Social Psychology&quot;,&quot;page&quot;:&quot;18‐25&quot;,&quot;volume&quot;:&quot;23&quot;,&quot;issue&quot;:&quot;3&quot;,&quot;source&quot;:&quot;Zotero&quot;,&quot;abstract&quot;:&quot;After being ostracized, people would try to socially reconnect with others. However, people high in social anxiety (HSA) might be more unwilling to reconnect with new affiliates than people low in social anxiety (LSA) because HSA individuals are more pessimistic and fear about the interaction with others. Particularly, it might be more difficult for HSA individuals to reconnect with outgroup members. As a result, HSA ostracized participants showed a greater desire to reconnect with ingroup members than with outgroup members. When social anxiety was low, there was no difference in desire to reconnect with ingroup and outgroup members.&quot;,&quot;language&quot;:&quot;en&quot;,&quot;author&quot;:[{&quot;family&quot;:&quot;Tsumura&quot;,&quot;given&quot;:&quot;Kenta&quot;},{&quot;family&quot;:&quot;Murata&quot;,&quot;given&quot;:&quot;Koji&quot;}],&quot;issued&quot;:{&quot;date-parts&quot;:[[&quot;2015&quot;]]}},&quot;label&quot;:&quot;page&quot;},{&quot;id&quot;:332,&quot;uris&quot;:[&quot;http://zotero.org/users/local/HXjpjmtv/items/QBWC87JT&quot;],&quot;uri&quot;:[&quot;http://zotero.org/users/local/HXjpjmtv/items/QBWC87JT&quot;],&quot;itemData&quot;:{&quot;id&quot;:332,&quot;type&quot;:&quot;article-journal&quot;,&quot;title&quot;:&quot;When inclusion costs and ostracism pays, ostracism still hurts&quot;,&quot;container-title&quot;:&quot;Journal of Personality and Social Psychology&quot;,&quot;page&quot;:&quot;918-928&quot;,&quot;volume&quot;:&quot;91&quot;,&quot;issue&quot;:&quot;5&quot;,&quot;source&quot;:&quot;DOI.org (Crossref)&quot;,&quot;DOI&quot;:&quot;10.1037/0022-3514.91.5.918&quot;,&quot;ISSN&quot;:&quot;1939-1315, 0022-3514&quot;,&quot;journalAbbreviation&quot;:&quot;Journal of Personality and Social Psychology&quot;,&quot;language&quot;:&quot;en&quot;,&quot;author&quot;:[{&quot;family&quot;:&quot;Beest&quot;,&quot;given&quot;:&quot;Ilja&quot;,&quot;non-dropping-particle&quot;:&quot;van&quot;},{&quot;family&quot;:&quot;Williams&quot;,&quot;given&quot;:&quot;Kipling D.&quot;}],&quot;issued&quot;:{&quot;date-parts&quot;:[[&quot;2006&quot;]]}},&quot;label&quot;:&quot;page&quot;},{&quot;id&quot;:338,&quot;uris&quot;:[&quot;http://zotero.org/users/local/HXjpjmtv/items/X3YX3C4A&quot;],&quot;uri&quot;:[&quot;http://zotero.org/users/local/HXjpjmtv/items/X3YX3C4A&quot;],&quot;itemData&quot;:{&quot;id&quot;:338,&quot;type&quot;:&quot;chapter&quot;,&quot;title&quot;:&quot;Social Ostracism&quot;,&quot;container-title&quot;:&quot;Aversive Interpersonal Behaviors&quot;,&quot;publisher&quot;:&quot;Springer US&quot;,&quot;publisher-place&quot;:&quot;Boston, MA&quot;,&quot;page&quot;:&quot;133-170&quot;,&quot;source&quot;:&quot;DOI.org (Crossref)&quot;,&quot;event-place&quot;:&quot;Boston, MA&quot;,&quot;URL&quot;:&quot;http://link.springer.com/10.1007/978-1-4757-9354-3_7&quot;,&quot;ISBN&quot;:&quot;978-1-4757-9356-7&quot;,&quot;note&quot;:&quot;DOI: 10.1007/978-1-4757-9354-3_7&quot;,&quot;language&quot;:&quot;en&quot;,&quot;editor&quot;:[{&quot;family&quot;:&quot;Kowalski&quot;,&quot;given&quot;:&quot;Robin M.&quot;}],&quot;author&quot;:[{&quot;family&quot;:&quot;Williams&quot;,&quot;given&quot;:&quot;Kipling D.&quot;}],&quot;issued&quot;:{&quot;date-parts&quot;:[[&quot;1997&quot;]]},&quot;accessed&quot;:{&quot;date-parts&quot;:[[&quot;2020&quot;,3,10]]}},&quot;label&quot;:&quot;page&quot;},{&quot;id&quot;:333,&quot;uris&quot;:[&quot;http://zotero.org/users/local/HXjpjmtv/items/I78VHIKZ&quot;],&quot;uri&quot;:[&quot;http://zotero.org/users/local/HXjpjmtv/items/I78VHIKZ&quot;],&quot;itemData&quot;:{&quot;id&quot;:333,&quot;type&quot;:&quot;article-journal&quot;,&quot;title&quot;:&quot;Ostracism&quot;,&quot;container-title&quot;:&quot;Annual Review of Psychology&quot;,&quot;page&quot;:&quot;425-452&quot;,&quot;volume&quot;:&quot;58&quot;,&quot;issue&quot;:&quot;1&quot;,&quot;source&quot;:&quot;vpn2.mobile.unibas.ch (Atypon)&quot;,&quot;abstract&quot;:&quot;In this review, I examine the social psychological research on ostracism, social exclusion, and rejection. Being ignored, excluded, and/or rejected signals a threat for which reflexive detection in the form of pain and distress is adaptive for survival. Brief ostracism episodes result in sadness and anger and threaten fundamental needs. Individuals then act to fortify or replenish their thwarted need or needs. Behavioral consequences appear to be split into two general categories: attempts to fortify relational needs (belonging, self-esteem, shared understanding, and trust), which lead generally to prosocial thoughts and behaviors, or attempts to fortify efficacy/existence needs of control and recognition that may be dealt with most efficiently through antisocial thoughts and behaviors. Available research on chronic exposure to ostracism appears to deplete coping resources, resulting in depression and helplessness.&quot;,&quot;DOI&quot;:&quot;10.1146/annurev.psych.58.110405.085641&quot;,&quot;ISSN&quot;:&quot;0066-4308&quot;,&quot;journalAbbreviation&quot;:&quot;Annu. Rev. Psychol.&quot;,&quot;author&quot;:[{&quot;family&quot;:&quot;Williams&quot;,&quot;given&quot;:&quot;Kipling D.&quot;}],&quot;issued&quot;:{&quot;date-parts&quot;:[[&quot;2006&quot;,12,6]]}},&quot;label&quot;:&quot;page&quot;},{&quot;id&quot;:347,&quot;uris&quot;:[&quot;http://zotero.org/users/local/HXjpjmtv/items/EAFM4A5F&quot;],&quot;uri&quot;:[&quot;http://zotero.org/users/local/HXjpjmtv/items/EAFM4A5F&quot;],&quot;itemData&quot;:{&quot;id&quot;:347,&quot;type&quot;:&quot;article-journal&quot;,&quot;title&quot;:&quot;Ostracism: The Kiss of Social Death&quot;,&quot;container-title&quot;:&quot;Social and Personality Psychology Compass&quot;,&quot;page&quot;:&quot;236-247&quot;,&quot;volume&quot;:&quot;1&quot;,&quot;issue&quot;:&quot;1&quot;,&quot;source&quot;:&quot;Wiley Online Library&quot;,&quot;abstract&quot;:&quot;To be ostracized is to be ignored and excluded. How does ostracism affect individuals? Considerable research has now shown that the initial (reflexive) reactions to even the most minimal forms of ostracism are painful and distressing. Fundamental needs of belonging, self-esteem, control, and meaningful existence are thwarted; sadness and anger increase. These effects emerge despite individual differences or situational factors that should lead logically to easy dismissal. With time to appraise the ostracism episode, individuals become differentially sensitized based on (i) the specific needs that are thwarted, (ii) their own individual differences, and (iii) their assessment of who ostracizes and why. These differences lead to need-restorative behaviors that range from being overly socially attentive and susceptible to influence to being aggressive and antisocial.&quot;,&quot;DOI&quot;:&quot;10.1111/j.1751-9004.2007.00004.x&quot;,&quot;ISSN&quot;:&quot;1751-9004&quot;,&quot;shortTitle&quot;:&quot;Ostracism&quot;,&quot;language&quot;:&quot;en&quot;,&quot;author&quot;:[{&quot;family&quot;:&quot;Williams&quot;,&quot;given&quot;:&quot;Kipling D.&quot;}],&quot;issued&quot;:{&quot;date-parts&quot;:[[&quot;2007&quot;]]}},&quot;label&quot;:&quot;page&quot;},{&quot;id&quot;:362,&quot;uris&quot;:[&quot;http://zotero.org/users/local/HXjpjmtv/items/6HFE5EZP&quot;],&quot;uri&quot;:[&quot;http://zotero.org/users/local/HXjpjmtv/items/6HFE5EZP&quot;],&quot;itemData&quot;:{&quot;id&quot;:362,&quot;type&quot;:&quot;chapter&quot;,&quot;title&quot;:&quot;Chapter 6 Ostracism&quot;,&quot;container-title&quot;:&quot;Advances in Experimental Social Psychology&quot;,&quot;publisher&quot;:&quot;Elsevier&quot;,&quot;page&quot;:&quot;275-314&quot;,&quot;volume&quot;:&quot;41&quot;,&quot;source&quot;:&quot;DOI.org (Crossref)&quot;,&quot;abstract&quot;:&quot;The phenomenon of ostracism has received considerable empirical attention in the last 15 years, in part because of a revitalized interest in the importance of belonging for human social behavior. I present a temporal model that describes and predicts processes and responses at three stages of reactions to ostracism: (a) reflexive, (b) reflective, and (c) resignation. The reflexive pain response triggers threats to four fundamental needs and directs the individual’s attention to reflect on the meaning and importance of the ostracism episode, leading to coping responses that serve to fortify the threatened need(s). Persistent exposure to ostracism over time depletes the resources necessary to motivate the individual to fortify threatened needs, thus leading eventually to resignation, alienation, helplessness, and depression. I conclude with a call for more research, especially on the effects of ostracism on groups, and on possible buffering mechanisms that reduce the long-term negative consequences of ostracism.&quot;,&quot;URL&quot;:&quot;https://linkinghub.elsevier.com/retrieve/pii/S0065260108004061&quot;,&quot;ISBN&quot;:&quot;978-0-12-374472-2&quot;,&quot;note&quot;:&quot;DOI: 10.1016/S0065-2601(08)00406-1&quot;,&quot;language&quot;:&quot;en&quot;,&quot;author&quot;:[{&quot;family&quot;:&quot;Williams&quot;,&quot;given&quot;:&quot;Kipling D.&quot;}],&quot;issued&quot;:{&quot;date-parts&quot;:[[&quot;2009&quot;]]},&quot;accessed&quot;:{&quot;date-parts&quot;:[[&quot;2020&quot;,3,10]]}},&quot;label&quot;:&quot;page&quot;},{&quot;id&quot;:374,&quot;uris&quot;:[&quot;http://zotero.org/users/local/HXjpjmtv/items/6DG54Q8K&quot;],&quot;uri&quot;:[&quot;http://zotero.org/users/local/HXjpjmtv/items/6DG54Q8K&quot;],&quot;itemData&quot;:{&quot;id&quot;:374,&quot;type&quot;:&quot;article-journal&quot;,&quot;title&quot;:&quot;Cyberball: A program for use in research on interpersonal ostracism and acceptance&quot;,&quot;container-title&quot;:&quot;Behavior Research Methods&quot;,&quot;page&quot;:&quot;174-180&quot;,&quot;volume&quot;:&quot;38&quot;,&quot;issue&quot;:&quot;1&quot;,&quot;source&quot;:&quot;DOI.org (Crossref)&quot;,&quot;DOI&quot;:&quot;10.3758/BF03192765&quot;,&quot;ISSN&quot;:&quot;1554-351X, 1554-3528&quot;,&quot;shortTitle&quot;:&quot;Cyberball&quot;,&quot;journalAbbreviation&quot;:&quot;Behavior Research Methods&quot;,&quot;language&quot;:&quot;en&quot;,&quot;author&quot;:[{&quot;family&quot;:&quot;Williams&quot;,&quot;given&quot;:&quot;Kipling D.&quot;},{&quot;family&quot;:&quot;Jarvis&quot;,&quot;given&quot;:&quot;Blair&quot;}],&quot;issued&quot;:{&quot;date-parts&quot;:[[&quot;2006&quot;,2]]}},&quot;label&quot;:&quot;page&quot;},{&quot;id&quot;:346,&quot;uris&quot;:[&quot;http://zotero.org/users/local/HXjpjmtv/items/KD7HNIV7&quot;],&quot;uri&quot;:[&quot;http://zotero.org/users/local/HXjpjmtv/items/KD7HNIV7&quot;],&quot;itemData&quot;:{&quot;id&quot;:346,&quot;type&quot;:&quot;article-journal&quot;,&quot;title&quot;:&quot;Social Ostracism in Task Groups: The Effects of Group Composition&quot;,&quot;container-title&quot;:&quot;Small Group Research&quot;,&quot;page&quot;:&quot;330-353&quot;,&quot;volume&quot;:&quot;41&quot;,&quot;issue&quot;:&quot;3&quot;,&quot;source&quot;:&quot;DOI.org (Crossref)&quot;,&quot;abstract&quot;:&quot;Social ostracism—being ignored or excluded—threatens needs for selfesteem, belongingness, control, and meaningful existence. In the conventional laboratory paradigms, a lone participant is ostracized by either confederates or imagined group members and then completes measures of threatened needs. This approach prohibits asking questions about the group dynamics involved in ostracism situations, such as conditions under which sources of ostracism choose to ignore targets and the communication between them. This new paradigm for studying social ostracism uses unstructured group discussions in which an uninformed member is ignored. In an experiment using three-person, mixed-gender groups, we found that the psychological threat associated with being ignored during group discussion depended on the group’s composition. Being a target of ostracism hurt more when the pair of sources included one in-group (same sex) and one out-group (opposite sex) member compared with when both sources belonged to the out-group (opposite sex).&quot;,&quot;DOI&quot;:&quot;10.1177/1046496410363914&quot;,&quot;ISSN&quot;:&quot;1046-4964, 1552-8278&quot;,&quot;shortTitle&quot;:&quot;Social Ostracism in Task Groups&quot;,&quot;journalAbbreviation&quot;:&quot;Small Group Research&quot;,&quot;language&quot;:&quot;en&quot;,&quot;author&quot;:[{&quot;family&quot;:&quot;Wittenbaum&quot;,&quot;given&quot;:&quot;Gwen M.&quot;},{&quot;family&quot;:&quot;Shulman&quot;,&quot;given&quot;:&quot;Hillary C.&quot;},{&quot;family&quot;:&quot;Braz&quot;,&quot;given&quot;:&quot;Mary E.&quot;}],&quot;issued&quot;:{&quot;date-parts&quot;:[[&quot;2010&quot;,6]]}},&quot;label&quot;:&quot;page&quot;},{&quot;id&quot;:351,&quot;uris&quot;:[&quot;http://zotero.org/users/local/HXjpjmtv/items/7RCRRV5R&quot;],&quot;uri&quot;:[&quot;http://zotero.org/users/local/HXjpjmtv/items/7RCRRV5R&quot;],&quot;itemData&quot;:{&quot;id&quot;:351,&quot;type&quot;:&quot;article-journal&quot;,&quot;title&quot;:&quot;How low can you go? Ostracism by a computer is sufficient to lower self-reported levels of belonging, control, self-esteem, and meaningful existence&quot;,&quot;container-title&quot;:&quot;Journal of Experimental Social Psychology&quot;,&quot;page&quot;:&quot;560-567&quot;,&quot;volume&quot;:&quot;40&quot;,&quot;issue&quot;:&quot;4&quot;,&quot;source&quot;:&quot;DOI.org (Crossref)&quot;,&quot;abstract&quot;:&quot;Previous research has demonstrated self-reports of lower levels of four fundamental needs as a result of short periods of face-toface ostracism, as well as short periods of Internet ostracism (Cyberball), even when the ostracizing others are unseen, unknown, and not-to-be met. In an attempt to reduce the ostracism experience to a level that would no longer be aversive, we (in Study 1) convinced participants that they were playing Cyberball against a computer, yet still found comparable negative impact compared to when the participants thought they were being ostracized by real others. In Study 2, we took this a step further, and additionally manipulated whether the participants were told the computer or humans were scripted (or told) what to do in the game. Once again, even after removing all remnants of sinister attributions, ostracism was similarly aversive. We interpret these results as strong evidence for a very primitive and automatic adaptive sensitivity to even the slightest hint of social exclusion.&quot;,&quot;DOI&quot;:&quot;10.1016/j.jesp.2003.11.006&quot;,&quot;ISSN&quot;:&quot;00221031&quot;,&quot;shortTitle&quot;:&quot;How low can you go?&quot;,&quot;journalAbbreviation&quot;:&quot;Journal of Experimental Social Psychology&quot;,&quot;language&quot;:&quot;en&quot;,&quot;author&quot;:[{&quot;family&quot;:&quot;Zadro&quot;,&quot;given&quot;:&quot;Lisa&quot;},{&quot;family&quot;:&quot;Williams&quot;,&quot;given&quot;:&quot;Kipling D&quot;},{&quot;family&quot;:&quot;Richardson&quot;,&quot;given&quot;:&quot;Rick&quot;}],&quot;issued&quot;:{&quot;date-parts&quot;:[[&quot;2004&quot;,7]]}},&quot;label&quot;:&quot;page&quot;}],&quot;schema&quot;:&quot;https://github.com/citation-style-language/schema/raw/master/csl-citation.json&quot;} RNDW8qbARMtDV"/></text:p>
      <text:section text:style-name="Sect1" text:name="ZOTERO_BIBL {&quot;uncited&quot;:[],&quot;omitted&quot;:[],&quot;custom&quot;:[]} CSL_BIBLIOGRAPHY RNDGYFBiHbUX9">
        <text:p text:style-name="Bibliography_20_1">Carter‐Sowell, A. R., Chen, Z., &amp; Williams, K. D. (2008). Ostracism increases social susceptibility. <text:span text:style-name="T2">Social Influence</text:span>, <text:span text:style-name="T2">3</text:span>(3), 143–153. https://doi.org/10.1080/15534510802204868</text:p>
        <text:p text:style-name="Bibliography_20_1">Edward McAuley, Terry E. Duncan, &amp; Daniel W. Russell. (1991). Measuring Causal Attributions: The Revised Causal Dimension Scale (CDSII). <text:span text:style-name="T2">Personality and Social Psychology Bulletin</text:span>, <text:span text:style-name="T2">18</text:span>(5), 566–573.</text:p>
        <text:p text:style-name="Bibliography_20_1">Fayant, M.-P., Muller, D., Hubertus Joseph Hartgerink, C., &amp; Lantian, A. (2014). Is Ostracism by a Despised Outgroup Really Hurtful?: A Replication and Extension of Gonsalkorale and Williams. <text:span text:style-name="T2">Social Psychology</text:span>, <text:span text:style-name="T2">45</text:span>(6), 489–494. https://doi.org/10.1027/1864-9335/a000209</text:p>
        <text:p text:style-name="Bibliography_20_1">Gonsalkorale, K., &amp; Williams, K. D. (2007). The KKK won’t let me play: ostracism even by a despised outgroup hurts. <text:span text:style-name="T2">European Journal of Social Psychology</text:span>, <text:span text:style-name="T2">37</text:span>(6), 1176–1186. https://doi.org/10.1002/ejsp.392</text:p>
        <text:p text:style-name="Bibliography_20_1">Nisbett, R. E., Caputo, C., Legant, P., &amp; Marecek, J. (1973). Behavior as seen by the actor and as seen by the observer. <text:span text:style-name="T2">Journal of Personality and Social Psychology</text:span>, <text:span text:style-name="T2">27</text:span>(2), 154–164. https://doi.org/10.1037/h0034779</text:p>
        <text:p text:style-name="Bibliography_20_1">Peterson, C., Semmel, A., von Baeyer, C., Abramson, L. Y., Metalsky, G. I., &amp; Seligman, M. E. P. (1982). The attributional Style Questionnaire. <text:span text:style-name="T2">Cognitive Therapy and Research</text:span>, <text:span text:style-name="T2">6</text:span>(3), 287–299. https://doi.org/10.1007/BF01173577</text:p>
        <text:p text:style-name="Bibliography_20_1">Sacco, D. F., Bernstein, M. J., Young, S. G., &amp; Hugenberg, K. (2014). Reactions to social inclusion and ostracism as a function of perceived in-group similarity. <text:span text:style-name="T2">Group Dynamics: Theory, Research, and Practice</text:span>, <text:span text:style-name="T2">18</text:span>(2), 129–137. https://doi.org/10.1037/gdn0000002</text:p>
        <text:p text:style-name="Bibliography_20_1">Sacco, D. F., Wirth, J. H., Hugenberg, K., Chen, Z., &amp; Williams, K. D. (2011). The world in black and white: Ostracism enhances the categorical perception of social information. <text:span text:style-name="T2">Journal of Experimental Social Psychology</text:span>, <text:span text:style-name="T2">47</text:span>(4), 836–842. https://doi.org/10.1016/j.jesp.2011.03.001</text:p>
        <text:p text:style-name="Bibliography_20_1">Tsumura, K., &amp; Murata, K. (2015). Effects of Social Anxiety and Group Membership of Potential Affiliates on Social Reconnection After Ostracism. <text:span text:style-name="T2">Current Research in Social Psychology</text:span>, <text:span text:style-name="T2">23</text:span>(3), 18‐25.</text:p>
        <text:p text:style-name="Bibliography_20_1"><text:soft-page-break/>van Beest, I., &amp; Williams, K. D. (2006). When inclusion costs and ostracism pays, ostracism still hurts. <text:span text:style-name="T2">Journal of Personality and Social Psychology</text:span>, <text:span text:style-name="T2">91</text:span>(5), 918–928. https://doi.org/10.1037/0022-3514.91.5.918</text:p>
        <text:p text:style-name="P3"><text:soft-page-break/>Williams, K. D. (1997). Social Ostracism. In R. M. Kowalski (Ed.), <text:span text:style-name="T2">Aversive Interpersonal Behaviors</text:span> (pp. 133–170). Springer US. <text:a xlink:type="simple" xlink:href="https://doi.org/10.1007/978-1-4757-9354-3_7" text:style-name="Internet_20_link" text:visited-style-name="Visited_20_Internet_20_Link"><text:span text:style-name="T3">https://doi.org/10.1007/978-1-4757-9354-3_7</text:span></text:a></text:p>
        <text:p text:style-name="P3">Williams, K. D. (2006). Ostracism. <text:span text:style-name="T2">Annual Review of Psychology</text:span>, <text:span text:style-name="T2">58</text:span>(1), 425–452. https://doi.org/10.1146/annurev.psych.58.110405.085641</text:p>
        <text:p text:style-name="Bibliography_20_1">Williams, K. D. (2007). Ostracism: The Kiss of Social Death. <text:span text:style-name="T2">Social and Personality Psychology Compass</text:span>, <text:span text:style-name="T2">1</text:span>(1), 236–247. https://doi.org/10.1111/j.1751-9004.2007.00004.x</text:p>
        <text:p text:style-name="Bibliography_20_1">Williams, K. D. (2009). Chapter 6 Ostracism. In <text:span text:style-name="T2">Advances in Experimental Social Psychology</text:span> (Vol. 41, pp. 275–314). Elsevier. https://doi.org/10.1016/S0065-2601(08)00406-1</text:p>
        <text:p text:style-name="Bibliography_20_1">Williams, K. D., &amp; Jarvis, B. (2006). Cyberball: A program for use in research on interpersonal ostracism and acceptance. <text:span text:style-name="T2">Behavior Research Methods</text:span>, <text:span text:style-name="T2">38</text:span>(1), 174–180. https://doi.org/10.3758/BF03192765</text:p>
        <text:p text:style-name="Bibliography_20_1">Wittenbaum, G. M., Shulman, H. C., &amp; Braz, M. E. (2010). Social Ostracism in Task Groups: The Effects of Group Composition. <text:span text:style-name="T2">Small Group Research</text:span>, <text:span text:style-name="T2">41</text:span>(3), 330–353. https://doi.org/10.1177/1046496410363914</text:p>
        <text:p text:style-name="Bibliography_20_1">Zadro, L., Williams, K. D., &amp; Richardson, R. (2004). How low can you go? Ostracism by a computer is sufficient to lower self-reported levels of belonging, control, self-esteem, and meaningful existence. <text:span text:style-name="T2">Journal of Experimental Social Psychology</text:span>, <text:span text:style-name="T2">40</text:span>(4), 560–567. https://doi.org/10.1016/j.jesp.2003.11.006</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27T14:37:29.676439690</meta:creation-date>
    <dc:date>2020-03-12T08:50:48.859600878</dc:date>
    <meta:editing-duration>PT1H37M52S</meta:editing-duration>
    <meta:editing-cycles>6</meta:editing-cycles>
    <meta:generator>LibreOffice/6.3.5.2$Linux_X86_64 LibreOffice_project/30$Build-2</meta:generator>
    <meta:document-statistic meta:table-count="0" meta:image-count="0" meta:object-count="0" meta:page-count="4" meta:paragraph-count="25" meta:word-count="579" meta:character-count="4260" meta:non-whitespace-character-count="3727"/>
    <meta:user-defined meta:name="ZOTERO_PREF_1">&lt;data data-version="3" zotero-version="5.0.60"&gt;&lt;session id="WIWtQT1B"/&gt;&lt;style id="http://www.zotero.org/styles/apa" locale="en-US" hasBibliography="1" bibliographyStyleHasBeenSet="1"/&gt;&lt;prefs&gt;&lt;pref name="fieldType" value="ReferenceMark"/&gt;&lt;/prefs&gt;&lt;/data&gt;</meta:user-defined>
  </office:meta>
</office:document-meta>
</file>